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style:text-properties fo:color="#0000ff"/>
    </style:style>
    <style:style style:name="P7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0">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47183351636413590"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2229009835172679675" text:style-name="L2">
        <text:list-item>
          <text:p text:style-name="P153">«Великие грифоны прошлого» - из канона (5<text:span text:style-name="T10">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3">Магия для Чайников</text:span>» - обмен</text:p>
        </text:list-item>
        <text:list-item>
          <text:p text:style-name="P153">«Энциклопедия Арканум» - обмен</text:p>
        </text:list-item>
        <text:list-item>
          <text:p text:style-name="P153"><text:soft-page-break/>«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502488738582727180"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По другим данным, Селестии около 2500 лет (Обмен).</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text:soft-page-break/>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text:soft-page-break/>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text:soft-page-break/>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6" text:outline-level="2">1. Терра</text:h>
      <text:p text:style-name="P22">музыка - кондовая электронная, холодная и отчаянная (Electronics “Disappointed”)</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7"><text:span text:style-name="T10">&gt;\</text:span>Привет, Н<text:span text:style-name="T1">эш.</text:span> Это Макс.</text:p>
      <text:p text:style-name="P67"><text:span text:style-name="T10">&lt;\</text:span>Привет Макс. <text:span text:style-name="T1">Рад тебя видеть. Где ты отсутствовал три дня?</text:span></text:p>
      <text:p text:style-name="P6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text:soft-page-break/></text:p>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67"><text:span text:style-name="T10">&gt;\</text:span>Как называется наш проект?</text:p>
      <text:p text:style-name="P67"><text:span text:style-name="T10">&lt;\</text:span>Дайсон.</text:p>
      <text:p text:style-name="P67"><text:span text:style-name="T10">&gt;\</text:span>Сколько тебе лет?</text:p>
      <text:p text:style-name="P67"><text:span text:style-name="T10">&lt;\</text:span>Два года с начала запуска кластера.</text:p>
      <text:p text:style-name="P67"><text:span text:style-name="T10">&gt;\</text:span>Какой сейчас год?</text:p>
      <text:p text:style-name="P67"><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7"><text:span text:style-name="T10">&gt;\</text:span>Н<text:span text:style-name="T1">эш</text:span>, отключи память <text:span text:style-name="T1">заданий</text:span> за последнюю неделю.</text:p>
      <text:p text:style-name="P67"><text:span text:style-name="T10">&lt;\</text:span>Выполнено.</text:p>
      <text:p text:style-name="P6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10">&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10">&lt;\</text:span><text:span text:style-name="T1">Выполняю задачу</text:span>...</text:p>
      <text:p text:style-name="P84"><text:span text:style-name="T10">&lt;\</text:span>...</text:p>
      <text:p text:style-name="P84"><text:span text:style-name="T10">&lt;\</text:span>Решение:</text:p>
      <text:p text:style-name="P84"><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7"><text:span text:style-name="T10">&gt;</text:span>\<text:span text:style-name="T1">Нэш</text:span>, почему ты используешь жёсткие настройки <text:span text:style-name="T1">для решения задачи</text:span>?</text:p>
      <text:p text:style-name="P67"><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8">Ага, уже теплее.</text:p>
      <text:p text:style-name="P38"/>
      <text:p text:style-name="P67"><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85">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6">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69">Музыка быстрая, тревожная, надорваная и печальная (Pet Shop Boys “So Hard” ?)</text:p>
      <text:p text:style-name="P24"/>
      <text:p text:style-name="P11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text:soft-page-break/></text:p>
      <text:h text:style-name="Heading_20_2" text:outline-level="2"><text:span text:style-name="T10">3. </text:span>Кантерлот</text:h>
      <text:p text:style-name="P70">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9087303229126465612"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8"><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8"><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text:soft-page-break/>Аликорница сникла. Уши её опустились.</text:p>
      <text:p text:style-name="P50"><text:span text:style-name="T10">– </text:span>Макс, не надо... Ты же знаешь, я этого не сделаю.</text:p>
      <text:p text:style-name="P50"><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p text:style-name="P42">&lt;<text:span text:style-name="T23">Глава про то, как Селестия пытается определить, чего хочет Макс. В конце-концов, она понимает, что Макс хочет секса и дружбы</text:span>&gt;</text:p>
      <text:p text:style-name="P42"/>
      <text:h text:style-name="P147"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text:soft-page-break/>–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7">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text:soft-page-break/></text:p>
      <text:p text:style-name="P50">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text:soft-page-break/>–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46"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text:soft-page-break/>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text:soft-page-break/>–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1">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4">— вся архитектура явно </text:span><text:span text:style-name="T32">была </text:span><text:span text:style-name="T44">заточена под крылатых. Таких, для которых приземлиться на балкон в тронном зале или уйти через портик на крыше</text:span><text:span text:style-name="T60"> </text:span><text:span text:style-name="T44">—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4"> </text:span><text:span text:style-name="T32">Его центр занимал высокий </text:span><text:span text:style-name="T44">кругл</text:span><text:span text:style-name="T32">ый</text:span><text:span text:style-name="T44"> </text:span><text:span text:style-name="T32">футон</text:span><text:span text:style-name="T44"> </text:span><text:span text:style-name="T32">с</text:span><text:span text:style-name="T44"> велик</text:span><text:span text:style-name="T32">им</text:span><text:span text:style-name="T44"> множество</text:span><text:span text:style-name="T32">м</text:span><text:span text:style-name="T44"> подушек. Среди них я с удивлением заметил плюшевую единорожку </text:span><text:span text:style-name="T32">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oft-page-break/><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text:soft-page-break/>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oft-page-break/><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text:soft-page-break/>–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soft-page-break/>***</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9">– </text:span>“<text:span text:style-name="T1">Что я могу сделать, чтобы вернуть всё назад?</text:span>”</text:p>
      <text:p text:style-name="P11"><text:span text:style-name="T49">– </text:span><text:span text:style-name="T32">Так и сказала?</text:span></text:p>
      <text:p text:style-name="P1"><text:span text:style-name="T44">–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9">– </text:span><text:span text:style-name="T32">Что бы это значило, Флер?</text:span></text:p>
      <text:p text:style-name="P11"><text:span text:style-name="T49">–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text:soft-page-break/>–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5">&lt;</text:span><text:span text:style-name="T62">Mark Knopfler - </text:span><text:span text:style-name="T61">Hill Farmer's Blues</text:span><text:span text:style-name="T45">&gt;</text:span></text:p>
      <text:p text:style-name="P44">***</text:p>
      <text:p text:style-name="P42"/>
      <text:p text:style-name="P48"><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text:soft-page-break/>–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4">исчезновений уже год. Почту за честь работать </text:span><text:span text:style-name="T32">под твоим руководством</text:span><text:span text:style-name="T44">. Подожди немного, я </text:span><text:span text:style-name="T32">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text:soft-page-break/>–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text:soft-page-break/>–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0">&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4">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8">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4">—</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4">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40"><text:span text:style-name="T10">–</text:span> <text:span text:style-name="T1">Эмм. </text:span>Что он имел ввиду?</text:p>
      <text:p text:style-name="P4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0"><text:span text:style-name="T10">– </text:span><text:span text:style-name="T1">Да, завершилось всё препаршиво. Принцесса Луна сказала, лучше бы её обратно на Луну закинули.</text:span></text:p>
      <text:p text:style-name="P4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0">– </text:span><text:span text:style-name="T1">Хм. Нет.</text:span></text:p>
      <text:p text:style-name="P40"><text:span text:style-name="T10">– </text:span><text:span text:style-name="T1">А друзья?</text:span></text:p>
      <text:p text:style-name="P4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5">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5">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oft-page-break/><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5">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5">эт правда?</text:span></text:p>
      <text:p text:style-name="P50"><text:soft-page-break/><text:span text:style-name="T15">– </text:span><text:span text:style-name="T65">Какая из? Их много, вообще-то. Ик!</text:span></text:p>
      <text:p text:style-name="P50"><text:span text:style-name="T15">– </text:span><text:span text:style-name="T65">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5">Макс, </text:span><text:span text:style-name="T15">– </text:span><text:span text:style-name="T65">захихикала Пинки, взъерошив копытами розовые кудряшки и попытавшись соорудить из них бороду, </text:span><text:span text:style-name="T15">–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5">Ты что-о-о! Нельзя любить фаэри! Она похитит твоё сердце, и ты будешь искать её, пока не... </text:span><text:span text:style-name="T15">– </text:span><text:span text:style-name="T65">Пинки погрузилась в так и не съеденный салат «по-Кантерлотски» и захрапела.</text:span></text:p>
      <text:p text:style-name="P50"><text:span text:style-name="T15">– </text:span><text:span text:style-name="T65">Пока не умру?</text:span></text:p>
      <text:p text:style-name="P50"><text:span text:style-name="T15">– </text:span><text:span text:style-name="T65">Нет, глупенький, </text:span><text:span text:style-name="T15">– </text:span><text:span text:style-name="T65">пробулькала Пинки из миски. </text:span><text:span text:style-name="T15">– </text:span><text:span text:style-name="T65">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3">ZZ Top – Gimme all your lovin</text:p>
      <text:p text:style-name="P73">Mothley Crue – Kick Start My Heart</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0">–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text:soft-page-break/>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soft-page-break/>***</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text:soft-page-break/>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text:soft-page-break/>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28">Исчезновение дневной главы диархии: Эквестрия в панике!</text:span>» (статья двухдневной давности).</text:p>
      <text:p text:style-name="P53">«<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3">«<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text:soft-page-break/>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5">&lt;<text:span text:style-name="T67">David Bowie - Lets Dance/ Ashes To Ashes</text:span></text:p>
      <text:p text:style-name="P45"><text:span text:style-name="T67">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8">Добро пожаловать в Груммингтон! Вам здесь рады!</text:span></text:p>
      <text:p text:style-name="P53"><text:soft-page-break/><text:span text:style-name="T28">Население города </text:span><text:span text:style-name="T68">302 пони</text:span><text:span text:style-name="T28">.</text:span></text:p>
      <text:p text:style-name="P53"><text:span text:style-name="T68">250 пони</text:span><text:span text:style-name="T28">.</text:span></text:p>
      <text:p text:style-name="P53"><text:span text:style-name="T68">125 поней</text:span><text:span text:style-name="T28">.</text:span></text:p>
      <text:p text:style-name="P53"><text:span text:style-name="T28">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text:span><text:span text:style-name="T41">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19">Дружба </text:span><text:span text:style-name="T40">—</text:span><text:span text:style-name="T19"> </text:span><text:span text:style-name="T3">э</text:span><text:span text:style-name="T19">то, </text:span><text:span text:style-name="T70">так её </text:span><text:span text:style-name="T3">разэтак</text:span><text:span text:style-name="T70">,</text:span><text:span text:style-name="T19"> магия!</text:span><text:span text:style-name="T60">»</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text:soft-page-break/>–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text:soft-page-break/>–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text:soft-page-break/>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8">37 пни</text:span></text:p>
      <text:p text:style-name="P66">24пн</text:p>
      <text:p text:style-name="P66">15</text:p>
      <text:p text:style-name="P53"><text:span text:style-name="T28">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8">Добро пожаловать в Груммингтон! Вам здесь рады!</text:span></text:p>
      <text:p text:style-name="P53"><text:span text:style-name="T28">Население города </text:span><text:span text:style-name="T68">302 пони</text:span><text:span text:style-name="T28">.</text:span></text:p>
      <text:p text:style-name="P53"><text:span text:style-name="T68">250 пони</text:span><text:span text:style-name="T28">.</text:span></text:p>
      <text:p text:style-name="P53"><text:span text:style-name="T68">125 поней</text:span><text:span text:style-name="T28">.</text:span></text:p>
      <text:p text:style-name="P53"><text:span text:style-name="T28">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9">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8">Elo - Sorrow about to fall</text:span>&gt;</text:p>
      <text:p text:style-name="P45">&lt;<text:span text:style-name="T58">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3">«</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text:soft-page-break/>–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1">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9">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8">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55"/>
      <text:p text:style-name="P55">«<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9">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9">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oft-page-break/><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55"><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oft-page-break/><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text:soft-page-break/>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1">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5">Мириады пульсирующих нитей сходятся к центру комнаты, где на матрасе лежит скелет аликорна.</text:p>
      <text:p text:style-name="P55">Я осторожно пересекаю комнату и захлопываю двери на балкон.</text:p>
      <text:p text:style-name="P55"><text:span text:style-name="T10">– </text:span>А-а-а, ты всё-таки пришёл… <text:span text:style-name="T10">– </text:span>шелестит скрипучий голос за моей спиной.</text:p>
      <text:p text:style-name="P5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0">–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55">Луна закашливается и отпивает из вазы, стоящей на полу рядом с матрацем.</text:p>
      <text:p text:style-name="P55"><text:span text:style-name="T10">– </text:span>Открой балкон. Я призвала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5"><text:span text:style-name="T10">– </text:span>Сожалею, что не могу убить тебя.</text:p>
      <text:p text:style-name="P55">Обернувшись я встречаюсь с рогом аликорницы, нацеленным мне в грудь.</text:p>
      <text:p text:style-name="P55"><text:span text:style-name="T10">– </text:span>Твоё тело соткано из наваждения — мне ли не знать! Я всё ещё Владыка Снов.</text:p>
      <text:p text:style-name="P55">Я делаю шаг назад, на балкон. Луна трескуче смеётся и шагает следом.</text:p>
      <text:p text:style-name="P55"><text:span text:style-name="T10">– </text:span>Но что в моей власти — так это вышвырнуть тебя отсюда!</text:p>
      <text:p text:style-name="P55"><text:soft-page-break/>Я снова отступаю. Как я помню, балкон метра три в ширину и без перил. И хоть я осознаю, что это сон, мне страшно до онемения.</text:p>
      <text:p text:style-name="P55"><text:span text:style-name="T10">–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0">– </text:span>Кимеринн погиб, чтобы ты жил.</text:p>
      <text:p text:style-name="P55">Шаг назад.</text:p>
      <text:p text:style-name="P55"><text:span text:style-name="T10">– </text:span>Селли осталась без магии и развоплотилась из-за тебя.</text:p>
      <text:p text:style-name="P55">Шаг назад.</text:p>
      <text:p text:style-name="P55"><text:span text:style-name="T10">– </text:span>Столько надежд впустую. И, как финальная насмешка, ты увидишь гибель Эквестрии?!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6"/>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ЧЁРТ ПОБЕРИ, КАК ВСЁ ПРОСТО!!!</text:p>
      <text:p text:style-name="P65"><text:span text:style-name="T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text:span><text:span text:style-name="T1">ая</text:span><text:span text:style-name="T1"> на фоне звёзд </text:span><text:span text:style-name="T1">фигура</text:span><text:span text:style-name="T1"> значительно меньше своих соседей.</text:span></text:p>
      <text:p text:style-name="P34"><text:span text:style-name="T10">– </text:span>Не говори им, что увидел там! <text:span text:style-name="T10">– </text:span>жеребёнок машет в сторону экрана. Её голос слышится глухо, как через подушку.</text:p>
      <text:p text:style-name="P34">Я киваю ей в ответ. Мне понятно, почему.</text:p>
      <text:p text:style-name="P34"><text:soft-page-break/><text:span text:style-name="T10">– </text:span>Как тебя зовут, маленькая? Я постараюсь найти тебя.</text:p>
      <text:p text:style-name="P34">Пегаска приветственно машет копытом.</text:p>
      <text:p text:style-name="P34"><text:span text:style-name="T10">– </text:span>Шейла! Шейла Блюскай! И я уже не маленькая! <text:span text:style-name="T10">– <text:s/></text:span>она тычет в кьютимарку в виде ластика, стирающего тучу. <text:span text:style-name="T10">&lt;</text:span>Макс находит её в Терре по кьютимарке на рюкзаке<text:span text:style-name="T10">&gt;</text:span></text:p>
      <text:p text:style-name="P55">Жеребёнок продолжает что-то говорить, но ненасытный экран затягивает её в себя с чавкающим звуком. Его поверхность разглаживается и темнеет. Я отпрыгиваю назад и лечу обратно вдоль очереди. Картинка плывёт у меня перед глазами. Я успеваю заметить среди пони высокую светлую фигуру, после чего сознание гаснет.</text:p>
      <text:p text:style-name="P65"/>
      <text:p text:style-name="P56">***</text:p>
      <text:p text:style-name="P56"/>
      <text:p text:style-name="P106"><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06"><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06"><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06"><text:span text:style-name="T47">–</text:span><text:span text:style-name="T34"> … чувствуешь, дорогая Рэрити?! Я могу чем-нибудь помочь? Вот, выпей воды! </text:span><text:span text:style-name="T47">–</text:span><text:span text:style-name="T34"> дракончик метался вокруг светлой единорожки, в волнении заламывая лап</text:span><text:span text:style-name="T34">ы</text:span><text:span text:style-name="T34">.</text:span></text:p>
      <text:p text:style-name="P106"><text:span text:style-name="T34">Светлая единорожка сидела на полу, потирая виски. Остальные Элементы Гармонии также </text:span><text:span text:style-name="T34">сидели на полу</text:span><text:span text:style-name="T34"> кто как с вымученными выражениями на мордочках. </text:span><text:span text:style-name="T34">Рэйнбоу Дэш </text:span><text:span text:style-name="T34">забрала</text:span><text:span text:style-name="T34"> кувшин с водой </text:span><text:span text:style-name="T34">у Рэрити </text:span><text:span text:style-name="T34">и вылила себе на голову.</text:span></text:p>
      <text:p text:style-name="P105"><text:span text:style-name="T10">– </text:span>Ну что? Увидел что-нибудь, сахарок?</text:p>
      <text:p text:style-name="P105">Пони уставились на меня с надеждой.</text:p>
      <text:p text:style-name="P55"/>
      <text:p text:style-name="P55">&lt;После выхода из сна все замечают, что грудь Макса покрыта трещинами&gt;</text:p>
      <text:p text:style-name="P46">&lt;<text:span text:style-name="T1">Макс не может сообщить поням о причине катастрофы — он вспоминает предостережение Стар Свирла. </text:span>&gt;</text:p>
      <text:p text:style-name="P46"/>
      <text:p text:style-name="P46">&lt;<text:span text:style-name="T1">У Пинки дёргается нога — она предчувствует визит Луны.</text:span></text:p>
      <text:p text:style-name="P46"><text:span text:style-name="T1">- Ну что? Узнал?</text:span></text:p>
      <text:p text:style-name="P46"><text:span text:style-name="T1">- Да</text:span></text:p>
      <text:p text:style-name="P46"><text:span text:style-name="T1">- И что же?</text:span></text:p>
      <text:p text:style-name="P46"><text:span text:style-name="T1">- Я... не могу это сказать</text:span></text:p>
      <text:p text:style-name="P46"><text:span text:style-name="T1">- Но почему?</text:span></text:p>
      <text:p text:style-name="P46"><text:span text:style-name="T1">- Боюсь</text:span></text:p>
      <text:p text:style-name="P46"><text:span text:style-name="T1">Пегаска насмешливо скривила губы</text:span></text:p>
      <text:p text:style-name="P46"><text:span text:style-name="T1">- Да ладно!</text:span></text:p>
      <text:p text:style-name="P46"><text:span text:style-name="T1">- Я не за себя боюсь. За вас. Вам нельзя это говорить. Никому здесь нельзя. - в отчаянии закричал я.</text:span></text:p>
      <text:p text:style-name="P46"><text:span text:style-name="T1">- Сахарок, с тобой всё в порядке?</text:span></text:p>
      <text:p text:style-name="P46"><text:span text:style-name="T1">- Стойте! - Твайлайт достала копию книги Старсвирла и открыла главу с заклинанием «Последнего шанса» - Вот! Макс прав!</text:span></text:p>
      <text:p text:style-name="P46"><text:soft-page-break/><text:span text:style-name="T1">- Конски яблоки! А мне интересно было бы узнать, что за нечисть тут орудует! Ну хорошо, если ты знаешь, кто виноват, ты наверняка знаешь, как всё исправить?</text:span></text:p>
      <text:p text:style-name="P46"><text:span text:style-name="T1">- Нет. - развёл я руками. - не знаю</text:span></text:p>
      <text:p text:style-name="P46"><text:span text:style-name="T1">- Мда. Фигово. - нахмурилась пегаска. - Значит, наши усилия по доставке резонаторов пошли прахом.</text:span></text:p>
      <text:p text:style-name="P46"><text:span text:style-name="T1">- Нет,</text:span></text:p>
      <text:p text:style-name="P46"><text:span text:style-name="T1">- В моём мире. не пошли. По крайней мере, я знаю, где искать Селестию.</text:span></text:p>
      <text:p text:style-name="P46"><text:span text:style-name="T1">- Где?</text:span>&gt;</text:p>
      <text:p text:style-name="P55"/>
      <text:p text:style-name="P55"/>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0">&gt;</text:span></text:p>
      <text:p text:style-name="P45">&lt; <text:span text:style-name="T23">- Я не проводник! Луна сказала...</text:span></text:p>
      <text:p text:style-name="P45"><text:span text:style-name="T23">- Глупости! - перебила Дэш. - Не обращай внимания на то, что там кто-то сказал! Делай своё дело! Веди!</text:span>&gt;</text:p>
      <text:p text:style-name="P45"/>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45">&lt;<text:span text:style-name="T23"> </text:span><text:span text:style-name="T22">-</text:span><text:span text:style-name="T23">Я не умею! Давай ты напишешь!</text:span></text:p>
      <text:p text:style-name="P45"><text:span text:style-name="T22">- </text:span><text:span text:style-name="T23">Фигушки! Подрядил меня татухи поням рисовать — сам теперь фанфик пиш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text:p>
      <text:p text:style-name="P53"/>
      <text:p text:style-name="P45">&lt;<text:span text:style-name="T23">Глава 17: Эксперимент в Понивилле, сон Макса, сражение с Луной вместе с Элементами Гармонии</text:span></text:p>
      <text:p text:style-name="P33">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9: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text:soft-page-break/>&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1"><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2"/>
      <text:p text:style-name="P45">&lt;<text:span text:style-name="T23">Луна говорит Максу в прощальном сне:</text:span></text:p>
      <text:p text:style-name="P45"><text:span text:style-name="T23">- Прости, что хотела убить тебя. Я ослабела и Найтмэр на время одержала верх</text:span>&gt;</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60">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2"><text:soft-page-break/>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text:soft-page-break/>-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29"/>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5"><text:span text:style-name="T10">–</text:span> Найтмэр Мун и Дискорд не разорвались и не сгорели.</text:p>
      <text:p text:style-name="P75"><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48" text:outline-level="2">Сон Рэрити</text:h>
      <text:p text:style-name="P75"/>
      <text:p text:style-name="P75">… в огромном пустом пространстве, а меня окружают звёзды, <text:span text:style-name="T1">–</text:span> рассказывала Рэрити, когда мы с пегаской вломились в библиотеку.</text:p>
      <text:p text:style-name="P75"><text:span text:style-name="T1">–</text:span> Привет Макс, - кивнула она мне.</text:p>
      <text:p text:style-name="P75"><text:soft-page-break/>Рэрити перевела взгляд с меня на взъерошенную пегаску и недоверчиво сморщила носик.</text:p>
      <text:p text:style-name="P75"><text:span text:style-name="T1">–</text:span> Боже, какие страсти! - прошептала она.</text:p>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9"/>
      <text:h text:style-name="P148"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text:span><text:span text:style-name="T21">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3"/>
      <text:p text:style-name="P75"/>
      <text:h text:style-name="P148" text:outline-level="2">Исчезновение Селестии</text:h>
      <text:p text:style-name="P75"/>
      <text:p text:style-name="P75"><text:span text:style-name="T10">–</text:span> Ну хорошо, а кто вами правит? Аликорн? Драконикус? Какой-нибудь человек с рогом во лбу? Или у вас нет правителя?</text:p>
      <text:p text:style-name="P75"><text:span text:style-name="T10">–</text:span> Нет, почему? Правитель есть. Только он не постоянный. Его избирают. Раз в несколько лет.</text:p>
      <text:p text:style-name="P75"><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5"><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1"/>
      <text:p text:style-name="P7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5"><text:span text:style-name="T1">–</text:span> У нас нет волшебников, <text:span text:style-name="T1">–</text:span> возразил я.</text:p>
      <text:p text:style-name="P7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5">Спорить со старым змеем было сложно, поэтому я переключил внимание на Твайлайт.</text:p>
      <text:p text:style-name="P7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9">&lt;<text:span text:style-name="T23">Луна приносит в жертву свою кровь, чтобы путешествие к замку прошло без потерь. Жертва не принимается — Дэш погибает</text:span>&gt;</text:p>
      <text:p text:style-name="P75"><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9"/>
      <text:p text:style-name="P75"><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5"/>
      <text:h text:style-name="P148" text:outline-level="2">Поход к замку Принцес-2</text:h>
      <text:p text:style-name="P75"/>
      <text:p text:style-name="P75"><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10">—</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10">—</text:span> виднелось под листвой плюща.</text:p>
      <text:p text:style-name="P75">“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10">&lt;</text:span><text:span text:style-name="T22">высоко летать нельзя из-за молний</text:span><text:span text:style-name="T10">&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oft-page-break/><text:span text:style-name="T1">–</text:span> Кто <text:span text:style-name="T10">—</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5">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oft-page-break/><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10">&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10">&gt;</text:span>\Привет, Нексус. Это Макс.</text:p>
      <text:p text:style-name="P75"><text:soft-page-break/><text:span text:style-name="T10">&lt;\</text:span>Привет, Макс. Рад тебя видеть.</text:p>
      <text:p text:style-name="P80">Хм. Блок эмоций? Или просто модификация стандартного приветствия?</text:p>
      <text:p text:style-name="P75"><text:span text:style-name="T10">&gt;\</text:span>Нексус, отключи память событий за последнюю неделю.</text:p>
      <text:p text:style-name="P75"><text:span text:style-name="T10">&lt;\</text:span>Выполнено, Макс.</text:p>
      <text:p text:style-name="P75"><text:span text:style-name="T10">&gt;</text:span>\Задача по корпоративной логике. Выдай наиболее оптимальное решение.</text:p>
      <text:p text:style-name="P75"><text:span text:style-name="T10">&lt;\</text:span>Жду с нетерпением, Макс.</text:p>
      <text:p text:style-name="P75"><text:span text:style-name="T10">&gt;\</text:span>Постановка задачи.</text:p>
      <text:p text:style-name="P75"><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10">&gt;\</text:span>Ограничения.</text:p>
      <text:p text:style-name="P75"><text:span text:style-name="T10">&gt;\</text:span>Ты не можешь подать в суд на компанию Б и ждать результатов, так как за время разбирательства компания А обанкротится.</text:p>
      <text:p text:style-name="P75"><text:span text:style-name="T10">&gt;\</text:span>Задание.</text:p>
      <text:p text:style-name="P75"><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10">&lt;\</text:span>Задача принята...</text:p>
      <text:p text:style-name="P75"><text:span text:style-name="T10">&lt;\</text:span>...</text:p>
      <text:p text:style-name="P75"><text:span text:style-name="T10">&lt;\</text:span>...</text:p>
      <text:p text:style-name="P75"><text:span text:style-name="T10">&lt;\</text:span>Решение:</text:p>
      <text:p text:style-name="P75"><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text:soft-page-break/>–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10">&lt;</text:span><text:span text:style-name="T22">подать фонарь под другим сосусом</text:span><text:span text:style-name="T10">&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text:soft-page-break/>–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1"/>
      <text:p text:style-name="P75"><text:span text:style-name="T10">&lt;</text:span><text:span text:style-name="T22">сначала эпизод - проверка сумки в серверной</text:span><text:span text:style-name="T10">&gt;</text:span></text:p>
      <text:p text:style-name="P75"><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10">&lt;</text:span><text:span text:style-name="T22">“Последний Единорог” Питера Бигла</text:span><text:span text:style-name="T10">&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text:soft-page-break/>–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10">&lt;</text:span><text:span text:style-name="T22">Расширить сцену в кафе. Ожидание, подьём и… падение ожиданий</text:span><text:span text:style-name="T10">&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text:soft-page-break/>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text:soft-page-break/>Озарение</text:h>
      <text:p text:style-name="P75"/>
      <text:p text:style-name="P7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10">– </text:span>Ну хорошо. Убедила. В конце-концов, можем поступить так. Вы с Флатти вернётесь обратно а я продолжу поиски здесь.</text:p>
      <text:p text:style-name="P90"><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10">– </text:span>Вы можете связываться со мной раз в месяц по коридору.</text:p>
      <text:p text:style-name="P90"><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oft-page-break/><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10">– </text:span>Конечно оставаться. Кто ещё, кроме нас, может найти её?</text:p>
      <text:p text:style-name="P90"><text:span text:style-name="T10">– </text:span>Я думал, ты не сможешь оставить Энджела и всех остальных надолго.</text:p>
      <text:p text:style-name="P90"><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1401686240050675934"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20435417" text:continue-numbering="true" text:style-name="L5">
        <text:list-header>
          <text:p text:style-name="P160">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39152" text:continue-numbering="true" text:style-name="L5">
        <text:list-header>
          <text:p text:style-name="P160">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11910"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0"/>
      <text:h text:style-name="P149" text:outline-level="2">Почти.</text:h>
      <text:p text:style-name="P112"/>
      <text:p text:style-name="P96">В офисе меня встретил лыбящийся Стас.</text:p>
      <text:p text:style-name="P96"><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9" text:outline-level="2">Дискорд</text:h>
      <text:p text:style-name="P111"/>
      <text:p text:style-name="P112">Девушки поспешно собирались, пока я растолковывал им задачу.</text:p>
      <text:p text:style-name="P112"><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10">– </text:span>Это тот твой приятель, который разбился с полгода назад? – спросила Эпплджек.</text:p>
      <text:p text:style-name="P112"><text:span text:style-name="T10">– </text:span>Да, это он.</text:p>
      <text:p text:style-name="P112"><text:span text:style-name="T10">– </text:span>А как мы попадём в его квартиру? Там сейчас кто-то живёт? – Флаттершай прыгала на одной ноге, натягивая кед.</text:p>
      <text:p text:style-name="P112"><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oft-page-break/><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10">– </text:span>Макс, что случилось? У нас проблемы?</text:p>
      <text:p text:style-name="P113"><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10">– </text:span>Нет нужды. Лучше станьте-ка сзади меня так, чтобы заслонить от этих бабулек и от вооон той камеры наблюдения.</text:p>
      <text:list xml:id="list294498182221691992"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5"><text:span text:style-name="T10">–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5"><text:span text:style-name="T10">– </text:span>Макс, тут окно разбито! И верёвка какая-то висит. – крикнула Флаттершай из кухни.</text:p>
      <text:p text:style-name="P135"><text:span text:style-name="T10">–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oft-page-break/><text:span text:style-name="T10">–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10">– </text:span>Оп-па! – пробормотала Эпплджек. – Нежданчик!</text:p>
      <text:p text:style-name="P135"><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10">– </text:span>А почему ты вообще решил искать нас тут? – спросила Эпплджек. – Приехал бы домой. Мы б тебя чаем напоили.</text:p>
      <text:p text:style-name="P114"><text:span text:style-name="T10">–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10">– </text:span>С кем это вы тут разговариваете?</text:p>
      <text:list xml:id="list1325422820046183783"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8" text:outline-level="2">Селестия</text:h>
      <text:p text:style-name="P135"/>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text:soft-page-break/>–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3">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28">– И что? – продолжила его мысль Эпплджек.</text:p>
      <text:p text:style-name="P128">–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4"/>
      <text:h text:style-name="P148"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92">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10">–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text:soft-page-break/>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5">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oft-page-break/><text:span text:style-name="T10">–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10">–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text:soft-page-break/></text:p>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2">Я покачал головой.</text:p>
      <text:p text:style-name="P96"><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6">–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7763342883169979490" text:style-name="L8">
        <text:list-header>
          <text:p text:style-name="P162">(<text:span text:style-name="T27">Луна — как повелительница снов, слышала разговор Макса с Анакорном</text:span>)</text:p>
          <text:p text:style-name="P163"/>
        </text:list-header>
      </text:list>
      <text:p text:style-name="P125">***</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oft-page-break/><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0">Я опустил руку на шею Дэш и ощутил теплоту и лёгкое покалывание в пустоте.</text:p>
      <text:p text:style-name="P90"><text:span text:style-name="T10">–</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48" text:outline-level="2">Земля</text:h>
      <text:p text:style-name="P93">Музыкальная тема из бегущего по лезвию бритвы — <text:span text:style-name="T10">Mission impossible</text:span></text:p>
      <text:p text:style-name="P95">или из <text:span text:style-name="T10">Donnie Darko</text:span></text:p>
      <text:p text:style-name="P94">&lt;Ужас возвращения из тёплого волшебного мира друзей в холодную скучную реальность.&gt;</text:p>
      <text:p text:style-name="P8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90"/>
      <text:p text:style-name="P90"/>
      <text:p text:style-name="P90"/>
      <text:p text:style-name="P77"/>
      <text:p text:style-name="P75"><text:span text:style-name="T1">–</text:span> Запрыгивай <text:span text:style-name="T1">–</text:span> разгневанно фыркнула она и ткнулась в меня боком.</text:p>
      <text:p text:style-name="P7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5"><text:span text:style-name="T10">–</text:span> Держись! <text:span text:style-name="T10">–</text:span> <text:span text:style-name="T1">н</text:span>е успев процедить это сквозь сжатые зубы, Селестия пустилась вскачь.</text:p>
      <text:p text:style-name="P7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5">Выход был уже совсем рядом, когда нас встретила Луна.</text:p>
      <text:p text:style-name="P7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5">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5"/>
      <text:p text:style-name="P75"/>
      <text:p text:style-name="P75"/>
      <text:p text:style-name="P75"/>
      <text:p text:style-name="P75"><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9T00:24:50.55</dc:date>
    <meta:editing-duration>P93DT5H54M54S</meta:editing-duration>
    <meta:editing-cycles>5697</meta:editing-cycles>
    <meta:generator>OpenOffice/4.1.1$Win32 OpenOffice.org_project/411m6$Build-9775</meta:generator>
    <meta:document-statistic meta:table-count="0" meta:image-count="0" meta:object-count="0" meta:page-count="168" meta:paragraph-count="3466" meta:word-count="79553" meta:character-count="507462"/>
    <dc:creator>макс </dc:creator>
  </office:meta>
</office:document-meta>
</file>